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8cm" svg:x="1.96cm" svg:y="-8.2cm" presentation:class="subtitle" presentation:placeholder="true" presentation:user-transformed="true">
          <draw:text-box/>
        </draw:frame>
        <draw:custom-shape draw:style-name="gr1" draw:text-style-name="P1" draw:layer="layout" svg:width="11.8cm" svg:height="7cm" svg:x="8.4cm" svg:y="6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cm" svg:y1="13.2cm" svg:x2="14.2cm" svg:y2="6.2cm">
          <text:p/>
        </draw:line>
        <draw:line draw:style-name="gr2" draw:text-style-name="P1" draw:layer="layout" svg:x1="8.4cm" svg:y1="9.6cm" svg:x2="20.2cm" svg:y2="9.6cm">
          <text:p/>
        </draw:line>
        <draw:frame draw:style-name="gr3" draw:layer="layout" svg:width="1.78cm" svg:height="0.962cm" svg:x="10.02cm" svg:y="7.4cm">
          <draw:text-box>
            <text:p>True</text:p>
          </draw:text-box>
        </draw:frame>
        <draw:frame draw:style-name="gr3" draw:layer="layout" svg:width="2.051cm" svg:height="0.962cm" svg:x="16.2cm" svg:y="7.438cm">
          <draw:text-box>
            <text:p>False</text:p>
          </draw:text-box>
        </draw:frame>
        <draw:frame draw:style-name="gr3" draw:layer="layout" svg:width="1.78cm" svg:height="0.962cm" svg:x="10.02cm" svg:y="7.4cm">
          <draw:text-box>
            <text:p>True</text:p>
          </draw:text-box>
        </draw:frame>
        <draw:frame draw:style-name="gr3" draw:layer="layout" svg:width="2.051cm" svg:height="0.962cm" svg:x="16.149cm" svg:y="11cm">
          <draw:text-box>
            <text:p>False</text:p>
          </draw:text-box>
        </draw:frame>
        <draw:frame draw:style-name="gr3" draw:layer="layout" svg:width="2.051cm" svg:height="0.962cm" svg:x="9.949cm" svg:y="11.038cm">
          <draw:text-box>
            <text:p>False</text:p>
          </draw:text-box>
        </draw:frame>
        <draw:frame draw:style-name="gr4" draw:layer="layout" svg:width="1.78cm" svg:height="1.762cm" svg:x="6.02cm" svg:y="7.4cm">
          <draw:text-box>
            <text:p>True</text:p>
          </draw:text-box>
        </draw:frame>
        <draw:frame draw:style-name="gr5" draw:layer="layout" svg:width="2.051cm" svg:height="1.762cm" svg:x="15.949cm" svg:y="5.2cm">
          <draw:text-box>
            <text:p>False</text:p>
          </draw:text-box>
        </draw:frame>
        <draw:frame draw:style-name="gr5" draw:layer="layout" svg:width="1.78cm" svg:height="1.762cm" svg:x="10.4cm" svg:y="5cm">
          <draw:text-box>
            <text:p>True</text:p>
          </draw:text-box>
        </draw:frame>
        <draw:frame draw:style-name="gr5" draw:layer="layout" svg:width="2.051cm" svg:height="1.762cm" svg:x="5.8cm" svg:y="11.238cm">
          <draw:text-box>
            <text:p>False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Jacobs</meta:initial-creator>
    <meta:creation-date>2013-11-19T13:32:56</meta:creation-date>
    <dc:date>2013-11-21T10:36:11</dc:date>
    <dc:creator>Christian Jacobs</dc:creator>
    <meta:editing-duration>PT8M29S</meta:editing-duration>
    <meta:editing-cycles>4</meta:editing-cycles>
    <meta:generator>LibreOffice/3.5$Linux_X86_64 LibreOffice_project/350m1$Build-2</meta:generator>
    <meta:document-statistic meta:object-count="36"/>
  </office:meta>
</office:document-meta>
</file>